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paragraph-rsid="0008bf01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paragraph-rsid="00079188" style:font-size-asian="12.25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paragraph-rsid="0008bf01" style:font-size-asian="10.5pt" style:font-weight-asian="normal" style:font-size-complex="12pt" style:font-weight-complex="normal"/>
    </style:style>
    <style:style style:name="T1" style:family="text">
      <style:text-properties officeooo:rsid="00079188"/>
    </style:style>
    <style:style style:name="T2" style:family="text">
      <style:text-properties officeooo:rsid="0008bf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efiniton of Done</text:span></text:p>
      <text:p text:style-name="P1"><text:span text:style-name="T2"/></text:p>
      <text:list xml:id="list33394697" text:style-name="L2">
        <text:list-item>
          <text:p text:style-name="P3"><text:span text:style-name="T2">Compilation without errores.</text:span></text:p>
        </text:list-item>
        <text:list-item>
          <text:p text:style-name="P3"><text:span text:style-name="T2">All public methods should have corresponding Javadoc.</text:span></text:p>
        </text:list-item>
        <text:list-item>
          <text:p text:style-name="P3"><text:span text:style-name="T2">Private functions should have comments.</text:span></text:p>
        </text:list-item>
        <text:list-item>
          <text:p text:style-name="P3"><text:span text:style-name="T2">Code reviewed by someone else than the author(s).</text:span></text:p>
        </text:list-item>
        <text:list-item>
          <text:p text:style-name="P3"><text:span text:style-name="T2">The function should run and be tried without runtime errors during normal usage.</text:span></text:p>
        </text:list-item>
        <text:list-item>
          <text:p text:style-name="P3"><text:span text:style-name="T2">JUnit testing written and executed with a 50% code coverage.</text:span></text:p>
        </text:list-item>
        <text:list-item>
          <text:p text:style-name="P3"><text:span text:style-name="T2">Integrated as best we can into the main branch.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3:24:17.52</meta:creation-date>
    <dc:date>2012-09-19T13:38:53.20</dc:date>
    <meta:editing-duration>PT12M10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8" meta:word-count="65" meta:character-count="380" meta:non-whitespace-character-count="330"/>
  </office:meta>
</office:document-meta>
</file>